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table:number-columns-repeated="6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table:number-columns-repeated="6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table:number-columns-repeated="6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0:22:06.813896909</meta:creation-date>
    <dc:date>2018-10-04T10:50:07.240168048</dc:date>
    <meta:editing-duration>PT17M39S</meta:editing-duration>
    <meta:editing-cycles>4</meta:editing-cycles>
    <meta:generator>LibreOffice/6.1.0.3$Linux_X86_64 LibreOffice_project/10$Build-3</meta:generator>
    <meta:document-statistic meta:table-count="1" meta:cell-count="447" meta:object-count="0"/>
  </office:meta>
</office:document-meta>
</file>